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A00000384750AF9989D2943E7.png" manifest:media-type="image/png"/>
  <manifest:file-entry manifest:full-path="Pictures/10000001000003BA0000038414A54383274CD40C.png" manifest:media-type="image/png"/>
  <manifest:file-entry manifest:full-path="Pictures/10000001000003BA00000384852D9DC26AEDD5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808080" svg:stroke-opacity="2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svg:stroke-color="#808080" svg:stroke-opacity="4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color="#808080" svg:stroke-opacity="6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solid" svg:stroke-color="#808080" svg:stroke-opacity="8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solid" svg:stroke-color="#80808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28cm" svg:stroke-color="#808080" draw:marker-start-width="0.242cm" draw:marker-end="Extrémités_20_de_20_flèche_20_1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808080" loext:opacity="100%" style:font-name="Linux Libertine G"/>
    </style:style>
    <style:style style:name="P4" style:family="paragraph">
      <loext:graphic-properties draw:fill="none" draw:fill-color="#ffffff"/>
      <style:paragraph-properties fo:text-align="start"/>
      <style:text-properties fo:color="#808080" loext:opacity="100%" style:font-name="Linux Libertine G"/>
    </style:style>
    <style:style style:name="T1" style:family="text">
      <style:text-properties fo:color="#808080" loext:opacity="100%" style:font-name="Linux Libertine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2cm" svg:height="7cm" svg:x="22.72cm" svg:y="0.8cm">
          <draw:image xlink:href="Pictures/10000001000003BA0000038414A54383274CD40C.png" xlink:type="simple" xlink:show="embed" xlink:actuate="onLoad" draw:mime-type="image/png">
            <text:p/>
          </draw:image>
        </draw:frame>
        <draw:frame draw:style-name="gr2" draw:text-style-name="P1" draw:layer="layout" svg:width="7.42cm" svg:height="7cm" svg:x="22.42cm" svg:y="1.1cm">
          <draw:image xlink:href="Pictures/10000001000003BA0000038414A54383274CD40C.png" xlink:type="simple" xlink:show="embed" xlink:actuate="onLoad" draw:mime-type="image/png">
            <text:p/>
          </draw:image>
        </draw:frame>
        <draw:frame draw:style-name="gr3" draw:text-style-name="P1" draw:layer="layout" svg:width="7.42cm" svg:height="7cm" svg:x="22.12cm" svg:y="1.4cm">
          <draw:image xlink:href="Pictures/10000001000003BA0000038414A54383274CD40C.png" xlink:type="simple" xlink:show="embed" xlink:actuate="onLoad" draw:mime-type="image/png">
            <text:p/>
          </draw:image>
        </draw:frame>
        <draw:frame draw:style-name="gr4" draw:text-style-name="P1" draw:layer="layout" svg:width="7.42cm" svg:height="7cm" svg:x="21.82cm" svg:y="1.7cm">
          <draw:image xlink:href="Pictures/10000001000003BA0000038414A54383274CD40C.png" xlink:type="simple" xlink:show="embed" xlink:actuate="onLoad" draw:mime-type="image/png">
            <text:p/>
          </draw:image>
        </draw:frame>
        <draw:frame draw:style-name="gr5" draw:text-style-name="P1" draw:layer="layout" svg:width="8.48cm" svg:height="8cm" svg:x="11cm" svg:y="1cm">
          <draw:image xlink:href="Pictures/10000001000003BA00000384852D9DC26AEDD522.png" xlink:type="simple" xlink:show="embed" xlink:actuate="onLoad" draw:mime-type="image/png">
            <text:p/>
          </draw:image>
        </draw:frame>
        <draw:frame draw:style-name="gr5" draw:text-style-name="P1" draw:layer="layout" svg:width="8.48cm" svg:height="8cm" svg:x="0cm" svg:y="1cm">
          <draw:image xlink:href="Pictures/10000001000003BA00000384750AF9989D2943E7.png" xlink:type="simple" xlink:show="embed" xlink:actuate="onLoad" draw:mime-type="image/png">
            <text:p/>
          </draw:image>
        </draw:frame>
        <draw:line draw:style-name="gr6" draw:text-style-name="P2" draw:layer="layout" svg:x1="8.5cm" svg:y1="5cm" svg:x2="11cm" svg:y2="5cm">
          <text:p/>
        </draw:line>
        <draw:frame draw:style-name="gr7" draw:text-style-name="P4" draw:layer="layout" svg:width="8.45cm" svg:height="1cm" svg:x="11.05cm" svg:y="9cm">
          <draw:text-box>
            <text:p text:style-name="P3"><text:span text:style-name="T1">Clustering based on climate</text:span></text:p>
          </draw:text-box>
        </draw:frame>
        <draw:frame draw:style-name="gr7" draw:text-style-name="P4" draw:layer="layout" svg:width="8.5cm" svg:height="1cm" svg:x="21.5cm" svg:y="9cm">
          <draw:text-box>
            <text:p text:style-name="P3"><text:span text:style-name="T1">Stratified random sampling</text:span></text:p>
          </draw:text-box>
        </draw:frame>
        <draw:frame draw:style-name="gr5" draw:text-style-name="P1" draw:layer="layout" svg:width="7.42cm" svg:height="7cm" svg:x="21.52cm" svg:y="2cm">
          <draw:image xlink:href="Pictures/10000001000003BA0000038414A54383274CD40C.png" xlink:type="simple" xlink:show="embed" xlink:actuate="onLoad" draw:mime-type="image/png">
            <text:p/>
          </draw:image>
        </draw:frame>
        <draw:line draw:style-name="gr6" draw:text-style-name="P2" draw:layer="layout" svg:x1="19.493cm" svg:y1="5cm" svg:x2="21.5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6-27T13:34:54.410000000</meta:creation-date>
    <dc:date>2022-06-27T16:54:43.791000000</dc:date>
    <dc:creator>Victor Van der Meersch</dc:creator>
    <meta:editing-duration>PT2H58M35S</meta:editing-duration>
    <meta:editing-cycles>5</meta:editing-cycles>
    <meta:generator>LibreOffice/7.2.4.1$Windows_X86_64 LibreOffice_project/27d75539669ac387bb498e35313b970b7fe9c4f9</meta:generator>
    <meta:document-statistic meta:object-count="11"/>
  </office:meta>
</office:document-meta>
</file>